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10-30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05-14 19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04-05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03-04 2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02-01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4-01-02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12-07 21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10-05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9-07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8-03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7-2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7-0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6-0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5-09 17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4-05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3-02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2-01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3-01-04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11-03 23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10-07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9-13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7-06 13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6-16 14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6-06 1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5-26 18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4-11 14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4-07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3-03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2-15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2-01-0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12-03 15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11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10-22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9-02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8-02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7-08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6-01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5-03 14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4-01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3-09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2-1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1-01-05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12-18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552" calcext:value-type="float">
            <text:p>4.54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384" calcext:value-type="float">
            <text:p>4.46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172" calcext:value-type="float">
            <text:p>4.42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9546" calcext:value-type="float">
            <text:p>4.7495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924" calcext:value-type="float">
            <text:p>4.72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536" calcext:value-type="float">
            <text:p>4.54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232" calcext:value-type="float">
            <text:p>4.65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162" calcext:value-type="float">
            <text:p>5.3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7068" calcext:value-type="float">
            <text:p>5.49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292" calcext:value-type="float">
            <text:p>4.62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966" calcext:value-type="float">
            <text:p>4.89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738" calcext:value-type="float">
            <text:p>5.70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328" calcext:value-type="float">
            <text:p>5.03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428" calcext:value-type="float">
            <text:p>4.948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0892" calcext:value-type="float">
            <text:p>4.85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404" calcext:value-type="float">
            <text:p>5.13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1036" calcext:value-type="float">
            <text:p>5.241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8636" calcext:value-type="float">
            <text:p>5.088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1852" calcext:value-type="float">
            <text:p>4.911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5484" calcext:value-type="float">
            <text:p>5.01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004" calcext:value-type="float">
            <text:p>5.3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8052" calcext:value-type="float">
            <text:p>4.988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9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498" calcext:value-type="float">
            <text:p>5.554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924" calcext:value-type="float">
            <text:p>5.487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756" calcext:value-type="float">
            <text:p>5.286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9804" calcext:value-type="float">
            <text:p>5.289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388" calcext:value-type="float">
            <text:p>5.009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7092" calcext:value-type="float">
            <text:p>4.927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0892" calcext:value-type="float">
            <text:p>4.850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7196" calcext:value-type="float">
            <text:p>4.997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1984" calcext:value-type="float">
            <text:p>4.95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0828" calcext:value-type="float">
            <text:p>5.100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8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148" calcext:value-type="float">
            <text:p>4.613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7468" calcext:value-type="float">
            <text:p>4.887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932" calcext:value-type="float">
            <text:p>4.40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5444" calcext:value-type="float">
            <text:p>4.69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004" calcext:value-type="float">
            <text:p>5.366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244" calcext:value-type="float">
            <text:p>5.762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1268" calcext:value-type="float">
            <text:p>4.811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908" calcext:value-type="float">
            <text:p>4.21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1448" calcext:value-type="float">
            <text:p>4.9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3396" calcext:value-type="float">
            <text:p>5.073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276" calcext:value-type="float">
            <text:p>4.875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3956089275601</text:p>
          </table:table-cell>
          <table:table-cell office:value-type="string" calcext:value-type="string">
            <text:p>196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1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01" meta:object-count="0"/>
    <meta:user-defined meta:name="AppVersion">3.0</meta:user-defined>
  </office:meta>
</office:document-meta>
</file>